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1dbd"/>
    </style:style>
    <style:style style:name="P2" style:family="paragraph" style:parent-style-name="Standard">
      <style:text-properties officeooo:rsid="000d1dbd" officeooo:paragraph-rsid="000d1dbd"/>
    </style:style>
    <style:style style:name="P3" style:family="paragraph" style:parent-style-name="Standard">
      <style:text-properties officeooo:rsid="000d1dbd" officeooo:paragraph-rsid="000d5d0c"/>
    </style:style>
    <style:style style:name="T1" style:family="text">
      <style:text-properties officeooo:rsid="000d1d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cd <text:span text:style-name="T1">&lt;folder name&gt;</text:span></text:p>
      <text:p text:style-name="Standard">//第一次使用前</text:p>
      <text:p text:style-name="Standard">git config --global user.name "your name"        //设置用户名，注意git config命令的--global参数，用了这个参数，表示你这台机器上所有的Git仓库都会使用这个配置，当然也可以对某个仓库指定不同的用户名和Email地址。</text:p>
      <text:p text:style-name="Standard">git config --global user.email "your email"        //设置电子邮箱</text:p>
      <text:p text:style-name="Standard">git config user.name                                           //查看用户名</text:p>
      <text:p text:style-name="Standard">git config user.email                                           //查看电子邮箱</text:p>
      <text:p text:style-name="Standard">git config --list                                                    //查看所有用户信息</text:p>
      <text:p text:style-name="Standard"/>
      <text:p text:style-name="Standard">git status              //查看状态，工作区相对于版本库是否有修改</text:p>
      <text:p text:style-name="Standard">git diff                //查看不同之处在哪</text:p>
      <text:p text:style-name="Standard">git add filename        //把指定文件添加到版本库中的暂存区</text:p>
      <text:p text:style-name="Standard">git commit -m "备注"    //把暂存区的修改提交到最终的本地仓库中</text:p>
      <text:p text:style-name="Standard"/>
      <text:p text:style-name="Standard">git checkout -- filename     //会把工作区的相应文件恢复到你最近提交的一个版本，即丢弃了工作区最新的更改，适用于还未提交的情况。</text:p>
      <text:p text:style-name="Standard">git reset HEAD filename     //丢弃了相应文件的最新提交（add），不改变工作区和库区，只改变了暂存区。</text:p>
      <text:p text:style-name="Standard">git reset --hard HEAD^      //版本回退，工作区和库区都进行相应的回退。</text:p>
      <text:p text:style-name="Standard">rm filename                        //删除工作区的相应文件</text:p>
      <text:p text:style-name="Standard">git rm filename                   //删除库区的相应文件，注意删除之后应该进行commit</text:p>
      <text:p text:style-name="Standard"><text:s/><text:span text:style-name="T1">Git name <text:s/>eg: <text:s/></text:span><text:a xlink:type="simple" xlink:href="mailto:git@github.com" text:style-name="Internet_20_link" text:visited-style-name="Visited_20_Internet_20_Link">git@github.com</text:a>:ZhangAnW/depot.git</text:p>
      <text:p text:style-name="Standard"/>
      <text:p text:style-name="P1"/>
      <text:p text:style-name="P3">gedit &lt;file name&gt; <text:s text:c="16"/>//new file <text:s text:c="4"/></text:p>
      <text:p text:style-name="P2"><text:s text:c="6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1:44:03.918763861</meta:creation-date>
    <dc:date>2020-02-08T22:19:52.365934495</dc:date>
    <meta:editing-duration>PT15M7S</meta:editing-duration>
    <meta:editing-cycles>1</meta:editing-cycles>
    <meta:document-statistic meta:table-count="0" meta:image-count="0" meta:object-count="0" meta:page-count="1" meta:paragraph-count="19" meta:word-count="379" meta:character-count="1019" meta:non-whitespace-character-count="687"/>
    <meta:generator>LibreOffice/6.0.7.3$Linux_X86_64 LibreOffice_project/00m0$Build-3</meta:generator>
  </office:meta>
</office:document-meta>
</file>